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3" svg:font-family="Ubuntu" style:font-adornments="Cursief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9.5pt" fo:language="nl" fo:country="NL" fo:font-weight="normal" officeooo:rsid="02e5ade6" officeooo:paragraph-rsid="01ffe636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ba26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style:font-name="Ubuntu2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5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6" style:family="paragraph" style:parent-style-name="Standard">
      <style:text-properties officeooo:paragraph-rsid="01d88a79"/>
    </style:style>
    <style:style style:name="P37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3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3" style:family="paragraph" style:parent-style-name="Standard" style:list-style-name="L1">
      <style:text-properties fo:color="#000000" style:font-name="Ubuntu2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7a8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da6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202ba2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Ubuntu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font-name="Ubuntu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font-name="Ubuntu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font-name="Ubuntu2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font-name="Ubuntu2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font-name="Ubuntu2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font-name="Ubuntu2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Ubuntu2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8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9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60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61" style:family="text">
      <style:text-properties style:text-line-through-style="none" style:text-line-through-type="none" style:font-name="Ubuntu2" fo:font-size="12pt" style:text-underline-style="none" style:font-name-asian="DejaVu Sans1" style:font-size-asian="12pt" style:font-size-complex="12pt"/>
    </style:style>
    <style:style style:name="T62" style:family="text">
      <style:text-properties style:text-line-through-style="none" style:text-line-through-type="none" style:font-name="Ubuntu2" fo:font-size="12pt" fo:font-weight="normal" officeooo:rsid="00bddfbe" style:font-name-asian="Ubuntu4" style:font-weight-asian="normal" style:font-weight-complex="normal"/>
    </style:style>
    <style:style style:name="T63" style:family="text">
      <style:text-properties style:text-line-through-style="none" style:text-line-through-type="none" style:font-name="Ubuntu2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64" style:family="text">
      <style:text-properties style:text-line-through-style="none" style:text-line-through-type="none" style:font-name="Ubuntu2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65" style:family="text">
      <style:text-properties style:text-line-through-style="none" style:text-line-through-type="none" style:font-name="Ubuntu2" fo:font-size="12pt" fo:font-weight="normal" officeooo:rsid="01fe6309" style:font-name-asian="DejaVu Sans1" style:font-weight-asian="normal" style:language-complex="nl" style:country-complex="NL" style:font-weight-complex="normal"/>
    </style:style>
    <style:style style:name="T66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67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68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font-size="12pt" style:text-underline-style="none" style:font-size-asian="12pt" style:font-size-complex="12pt"/>
    </style:style>
    <style:style style:name="T75" style:family="text">
      <style:text-properties fo:font-size="12pt" style:text-underline-style="none" officeooo:rsid="01392241" style:font-size-asian="12pt" style:font-size-complex="12pt"/>
    </style:style>
    <style:style style:name="T76" style:family="text">
      <style:text-properties fo:font-size="12pt" style:text-underline-style="none" officeooo:rsid="0154e886" style:font-size-asian="12pt" style:font-size-complex="12pt"/>
    </style:style>
    <style:style style:name="T77" style:family="text">
      <style:text-properties fo:font-size="12pt" style:text-underline-style="none" officeooo:rsid="0183b5ef" style:font-size-asian="12pt" style:font-size-complex="12pt"/>
    </style:style>
    <style:style style:name="T78" style:family="text">
      <style:text-properties fo:font-size="12pt" style:text-underline-style="none" officeooo:rsid="01fa2278" style:font-size-asian="12pt" style:font-size-complex="12pt"/>
    </style:style>
    <style:style style:name="T79" style:family="text">
      <style:text-properties officeooo:rsid="01be8095"/>
    </style:style>
    <style:style style:name="T80" style:family="text">
      <style:text-properties officeooo:rsid="01bfd991"/>
    </style:style>
    <style:style style:name="T81" style:family="text">
      <style:text-properties officeooo:rsid="0172e4a7"/>
    </style:style>
    <style:style style:name="T82" style:family="text">
      <style:text-properties officeooo:rsid="01b7b893"/>
    </style:style>
    <style:style style:name="T83" style:family="text">
      <style:text-properties officeooo:rsid="01bb6e0a"/>
    </style:style>
    <style:style style:name="T84" style:family="text">
      <style:text-properties officeooo:rsid="017c0c0e"/>
    </style:style>
    <style:style style:name="T85" style:family="text">
      <style:text-properties officeooo:rsid="01a841ff"/>
    </style:style>
    <style:style style:name="T86" style:family="text">
      <style:text-properties style:font-name="Ubuntu" fo:font-size="12pt" fo:font-weight="bold" officeooo:rsid="01d202ce" style:font-weight-asian="bold" style:font-weight-complex="bold"/>
    </style:style>
    <style:style style:name="T87" style:family="text">
      <style:text-properties officeooo:rsid="01c3beaf"/>
    </style:style>
    <style:style style:name="T88" style:family="text">
      <style:text-properties fo:font-weight="bold" officeooo:rsid="01bb6e0a" style:font-weight-asian="bold" style:font-weight-complex="bold"/>
    </style:style>
    <style:style style:name="T89" style:family="text">
      <style:text-properties fo:font-weight="bold" officeooo:rsid="01c3beaf" style:font-weight-asian="bold" style:font-weight-complex="bold"/>
    </style:style>
    <style:style style:name="T90" style:family="text">
      <style:text-properties fo:font-weight="bold" officeooo:rsid="01f1e85f" style:font-weight-asian="bold" style:font-weight-complex="bold"/>
    </style:style>
    <style:style style:name="T91" style:family="text">
      <style:text-properties fo:font-weight="bold" officeooo:rsid="01eddd65" style:font-weight-asian="bold" style:font-weight-complex="bold"/>
    </style:style>
    <style:style style:name="T92" style:family="text">
      <style:text-properties officeooo:rsid="017c5295"/>
    </style:style>
    <style:style style:name="T93" style:family="text">
      <style:text-properties officeooo:rsid="01e91236"/>
    </style:style>
    <style:style style:name="T94" style:family="text">
      <style:text-properties officeooo:rsid="01b1b55e"/>
    </style:style>
    <style:style style:name="T95" style:family="text">
      <style:text-properties officeooo:rsid="01b3a209"/>
    </style:style>
    <style:style style:name="T96" style:family="text">
      <style:text-properties officeooo:rsid="01f1e85f"/>
    </style:style>
    <style:style style:name="T97" style:family="text">
      <style:text-properties officeooo:rsid="01eddd65"/>
    </style:style>
    <style:style style:name="T98" style:family="text">
      <style:text-properties officeooo:rsid="01f7436c"/>
    </style:style>
    <style:style style:name="T99" style:family="text">
      <style:text-properties style:font-name="Ubuntu2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Strong_20_Emphasis"><text:span text:style-name="T50">C</text:span></text:span><text:span text:style-name="Strong_20_Emphasis"><text:span text:style-name="T46">hecklist voor </text:span></text:span><text:span text:style-name="Strong_20_Emphasis"><text:span text:style-name="T53">de installatie</text:span></text:span><text:span text:style-name="Strong_20_Emphasis"><text:span text:style-name="T46"> van </text:span></text:span><text:reference-mark-start text:name="Distributie"/><text:span text:style-name="Strong_20_Emphasis"><text:span text:style-name="T54">Debia</text:span></text:span><text:span text:style-name="Strong_20_Emphasis"><text:span text:style-name="T55">n GNU/Linux</text:span></text:span><text:reference-mark-end text:name="Distributie"/><text:span text:style-name="Strong_20_Emphasis"><text:span text:style-name="T54"> </text:span></text:span><text:reference-mark-start text:name="Versie"/><text:span text:style-name="T93">1</text:span><text:span text:style-name="T98">1</text:span><text:reference-mark-end text:name="Versie"/><text:span text:style-name="Strong_20_Emphasis"><text:span text:style-name="T41"> </text:span></text:span><text:span text:style-name="Strong_20_Emphasis"><text:span text:style-name="T42">LTS</text:span></text:span><text:span text:style-name="Strong_20_Emphasis"><text:span text:style-name="T46"> </text:span></text:span><text:reference-mark-start text:name="Editie"/><text:span text:style-name="Strong_20_Emphasis"><text:span text:style-name="T47">desktop</text:span></text:span><text:reference-mark-end text:name="Editie"/><text:span text:style-name="Strong_20_Emphasis"><text:span text:style-name="T48"> </text:span></text:span><text:span text:style-name="Strong_20_Emphasis"><text:span text:style-name="T46">op </text:span></text:span><text:reference-mark-start text:name="Computernaam"/><text:span text:style-name="Strong_20_Emphasis"><text:span text:style-name="T51">pc</text:span></text:span><text:span text:style-name="Strong_20_Emphasis"><text:span text:style-name="T46">0</text:span></text:span><text:span text:style-name="Strong_20_Emphasis"><text:span text:style-name="T52">7</text:span></text:span><text:reference-mark-end text:name="Computernaam"/><text:span text:style-name="T49">.</text:span></text:p>
      <text:p text:style-name="P3"/>
      <text:p text:style-name="P2"><text:span text:style-name="T68">K</text:span><text:span text:style-name="T3">ijk op</text:span><text:span text:style-name="T46"> </text:span><text:a xlink:type="simple" xlink:href="https://karelzimmer.nl/" text:style-name="Internet_20_link" text:visited-style-name="Visited_20_Internet_20_Link"><text:span text:style-name="Internet_20_link"><text:span text:style-name="T70">karelzimmer.nl</text:span></text:span></text:a><text:span text:style-name="T46"> </text:span><text:span text:style-name="T5">voor</text:span><text:span text:style-name="T4"> </text:span><text:span text:style-name="T69">deze en andere </text:span><text:span text:style-name="T6">checklists, scripts, en overige bestanden.</text:span></text:p>
      <text:p text:style-name="P33"/>
      <text:p text:style-name="P37"><text:span text:style-name="T38">D</text:span><text:span text:style-name="T37">it is een invulbare PD</text:span><text:span text:style-name="T39">F</text:span><text:span text:style-name="T37"> met keuzevakken; </text:span><text:span text:style-name="T40">a</text:span><text:span text:style-name="T37">fdrukken is niet noodzakelijk.</text:span></text:p>
      <text:p text:style-name="P11"><text:span text:style-name="Strong_20_Emphasis"><text:span text:style-name="T56"/></text:span></text:p>
      <text:p text:style-name="P17"><text:span text:style-name="Definition"><text:span text:style-name="T72">g</text:span></text:span><text:span text:style-name="Definition"><text:span text:style-name="T71">ebruiker</text:span></text:span><text:span text:style-name="T46"><text:tab/><text:tab/><text:tab/></text:span><text:span text:style-name="User_20_Entry"><text:span text:style-name="T60">Karel</text:span></text:span><text:span text:style-name="User_20_Entry"><text:span text:style-name="T59"> Zimmer</text:span></text:span></text:p>
      <text:p text:style-name="P17"><text:span text:style-name="Definition"><text:span text:style-name="T72">g</text:span></text:span><text:span text:style-name="Definition"><text:span text:style-name="T71">ebruikersnaam<text:tab/></text:span></text:span><text:span text:style-name="User_20_Entry"><text:span text:style-name="T60">karel</text:span></text:span></text:p>
      <text:p text:style-name="P18"><text:span text:style-name="Definition"><text:span text:style-name="T72">c</text:span></text:span><text:span text:style-name="Definition"><text:span text:style-name="T71">omputernaam<text:tab/></text:span></text:span><text:span text:style-name="User_20_Entry"><text:span text:style-name="T57"><text:reference-ref text:reference-format="text" text:ref-name="Computernaam">pc07</text:reference-ref></text:span></text:span></text:p>
      <text:p text:style-name="P19"><text:span text:style-name="Definition"><text:span text:style-name="T72">o</text:span></text:span><text:span text:style-name="Definition"><text:span text:style-name="T73">pstartmenu</text:span></text:span><text:span text:style-name="T46"><text:tab/><text:tab/></text:span><text:span text:style-name="User_20_Entry"><text:span text:style-name="T58">Blauwe ThinkVantage knop &gt; F12</text:span></text:span></text:p>
      <text:p text:style-name="P20"><text:span text:style-name="Definition"><text:span text:style-name="T72">i</text:span></text:span><text:span text:style-name="Definition"><text:span text:style-name="T73">nstellingen</text:span></text:span><text:span text:style-name="T46"><text:tab/><text:tab/></text:span><text:span text:style-name="User_20_Entry"><text:span text:style-name="T58">Blauwe ThinkVantage knop &gt; F1</text:span></text:span></text:p>
      <text:p text:style-name="P10"/>
      <text:p text:style-name="P9"/>
      <text:list xml:id="list3668909681" text:style-name="L1">
        <text:list-item>
          <text:p text:style-name="P42">Installatie voorbereiden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0" draw:name="Vorm1" draw:style-name="gr1" draw:text-style-name="P4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5">Volg</text:span></text:span><text:span text:style-name="Strong_20_Emphasis"><text:span text:style-name="T16"> de stappen in </text:span></text:span><text:span text:style-name="Strong_20_Emphasis"><text:span text:style-name="T17">Checklist</text:span></text:span><text:span text:style-name="Strong_20_Emphasis"><text:span text:style-name="T28"> </text:span></text:span><text:span text:style-name="Strong_20_Emphasis"><text:span text:style-name="T17">installatie</text:span></text:span><text:span text:style-name="Strong_20_Emphasis"><text:span text:style-name="T28"> </text:span></text:span><text:span text:style-name="Strong_20_Emphasis"><text:span text:style-name="T30">Debian</text:span></text:span><text:span text:style-name="Strong_20_Emphasis"><text:span text:style-name="T28"> </text:span></text:span><text:span text:style-name="Strong_20_Emphasis"><text:span text:style-name="T17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17"><text:reference-ref text:reference-format="text" text:ref-name="Editie">desktop</text:reference-ref></text:span></text:span><text:span text:style-name="Strong_20_Emphasis"><text:span text:style-name="T17">.</text:span></text:span></text:p>
          </table:table-cell>
        </table:table-row>
      </table:table>
      <text:p text:style-name="P5"/>
      <text:p text:style-name="P4"/>
      <text:list xml:id="list102340739605381" text:continue-numbering="true" text:style-name="L1">
        <text:list-item>
          <text:p text:style-name="P43">Installatie uitvoeren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1" draw:name="Vorm2" draw:style-name="gr1" draw:text-style-name="P44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3">V</text:span></text:span><text:span text:style-name="Strong_20_Emphasis"><text:span text:style-name="T16">olg de stappen in </text:span></text:span><text:span text:style-name="Strong_20_Emphasis"><text:span text:style-name="T17">Checklist</text:span></text:span><text:span text:style-name="Strong_20_Emphasis"><text:span text:style-name="T28"> </text:span></text:span><text:span text:style-name="Strong_20_Emphasis"><text:span text:style-name="T17">installatie</text:span></text:span><text:span text:style-name="Strong_20_Emphasis"><text:span text:style-name="T28"> </text:span></text:span><text:span text:style-name="Strong_20_Emphasis"><text:span text:style-name="T30">Debian</text:span></text:span><text:span text:style-name="Strong_20_Emphasis"><text:span text:style-name="T28"> </text:span></text:span><text:span text:style-name="Strong_20_Emphasis"><text:span text:style-name="T17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17"><text:reference-ref text:reference-format="text" text:ref-name="Editie">desktop</text:reference-ref></text:span></text:span><text:span text:style-name="Strong_20_Emphasis"><text:span text:style-name="T27">, </text:span></text:span><text:span text:style-name="Strong_20_Emphasis"><text:span text:style-name="T1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4" draw:name="Vorm3" draw:style-name="gr1" draw:text-style-name="P4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31">Bij </text:span></text:span><text:span text:style-name="Strong_20_Emphasis"><text:span text:style-name="T35">Toetsenbord</text:span></text:span><text:span text:style-name="Strong_20_Emphasis"><text:span text:style-name="T31"> kies </text:span></text:span><text:span text:style-name="Strong_20_Emphasis"><text:span text:style-name="T35">English (U</text:span></text:span><text:span text:style-name="Strong_20_Emphasis"><text:span text:style-name="T36">K</text:span></text:span><text:span text:style-name="Strong_20_Emphasis"><text:span text:style-name="T35">)</text:span></text:span><text:span text:style-name="Strong_20_Emphasis"><text:span text:style-name="T31"> en klik op </text:span></text:span><text:span text:style-name="Strong_20_Emphasis"><text:span text:style-name="T35">Volgende</text:span></text:span><text:span text:style-name="Strong_20_Emphasis"><text:span text:style-name="T31">.</text:span></text:span></text:p>
          </table:table-cell>
        </table:table-row>
      </table:table>
      <text:p text:style-name="P8"/>
      <text:p text:style-name="P8"/>
      <text:list xml:id="list102342123392752" text:continue-numbering="true" text:style-name="L1">
        <text:list-item>
          <text:p text:style-name="P39">Installatie afronden</text:p>
        </text:list-item>
      </text:list>
      <text:p text:style-name="P16"><text:span text:style-name="Emphasis"><text:span text:style-name="T6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2" draw:name="Vorm4" draw:style-name="gr1" draw:text-style-name="P44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15">Volg</text:span></text:span><text:span text:style-name="Strong_20_Emphasis"><text:span text:style-name="T16"> de stappen in </text:span></text:span><text:span text:style-name="Strong_20_Emphasis"><text:span text:style-name="T17">Checklist</text:span></text:span><text:span text:style-name="Strong_20_Emphasis"><text:span text:style-name="T28"> </text:span></text:span><text:span text:style-name="Strong_20_Emphasis"><text:span text:style-name="T17">installatie</text:span></text:span><text:span text:style-name="Strong_20_Emphasis"><text:span text:style-name="T28"> </text:span></text:span><text:span text:style-name="Strong_20_Emphasis"><text:span text:style-name="T30">Debian</text:span></text:span><text:span text:style-name="Strong_20_Emphasis"><text:span text:style-name="T28"> </text:span></text:span><text:span text:style-name="Strong_20_Emphasis"><text:span text:style-name="T17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17"><text:reference-ref text:reference-format="text" text:ref-name="Editie">desktop</text:reference-ref></text:span></text:span><text:span text:style-name="Strong_20_Emphasis"><text:span text:style-name="T27">, </text:span></text:span><text:span text:style-name="Strong_20_Emphasis"><text:span text:style-name="T17">met </text:span></text:span><text:span text:style-name="Strong_20_Emphasis"><text:span text:style-name="T29">eventueel de extra </text:span></text:span><text:span text:style-name="Strong_20_Emphasis"><text:span text:style-name="T17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27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/></text:span></text:p>
          </table:table-cell>
          <table:table-cell table:style-name="_33_._5f_Installatie_5f_afronden.A1" office:value-type="string">
            <text:p text:style-name="P30"><text:span text:style-name="T79">Als stap 2. </text:span><text:span text:style-name="T81">de </text:span><text:span text:style-name="T94">toetsenbordindelin</text:span><text:span text:style-name="T95">g </text:span><text:span text:style-name="T79">is vergeten </text:span><text:span text:style-name="T80">bij de installatie</text:span><text:span text:style-name="T79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5" draw:name="Vorm5" draw:style-name="gr1" draw:text-style-name="P44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2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19">via </text:span></text:span><text:span text:style-name="Strong_20_Emphasis"><text:span text:style-name="T13">een klik op </text:span></text:span><text:span text:style-name="Strong_20_Emphasis"><text:span text:style-name="T20">de </text:span></text:span><text:span text:style-name="Strong_20_Emphasis"><text:span text:style-name="T43">Super</text:span></text:span><text:span text:style-name="Strong_20_Emphasis"><text:span text:style-name="T20">-toets, </text:span></text:span><text:span text:style-name="Strong_20_Emphasis"><text:span text:style-name="T26">t</text:span></text:span><text:span text:style-name="Strong_20_Emphasis"><text:span text:style-name="T21">yp </text:span></text:span><text:span text:style-name="Strong_20_Emphasis"><text:span text:style-name="T34">toet</text:span></text:span><text:span text:style-name="Strong_20_Emphasis"><text:span text:style-name="T20"> </text:span></text:span><text:span text:style-name="Strong_20_Emphasis"><text:span text:style-name="T22">e</text:span></text:span><text:span text:style-name="Strong_20_Emphasis"><text:span text:style-name="T19">n </text:span></text:span><text:span text:style-name="Strong_20_Emphasis"><text:span text:style-name="T23">k</text:span></text:span><text:span text:style-name="Strong_20_Emphasis"><text:span text:style-name="T19">lik </text:span></text:span><text:span text:style-name="Strong_20_Emphasis"><text:span text:style-name="T24">bij </text:span></text:span><text:span text:style-name="Strong_20_Emphasis"><text:span text:style-name="T19"><text:s/></text:span></text:span><text:span text:style-name="Strong_20_Emphasis"><text:span text:style-name="T44">Instellingen </text:span></text:span><text:span text:style-name="Strong_20_Emphasis"><text:span text:style-name="T19">op het pictogram van </text:span></text:span><text:span text:style-name="Strong_20_Emphasis"><text:span text:style-name="T45">Regio en taal</text:span></text:span><text:span text:style-name="Strong_20_Emphasis"><text:span text:style-name="T2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6" draw:name="Vorm6" draw:style-name="gr1" draw:text-style-name="P4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1"><text:span text:style-name="T83">O</text:span><text:span text:style-name="T81">nder </text:span><text:span text:style-name="Strong_20_Emphasis"><text:span text:style-name="T84">I</text:span></text:span><text:span text:style-name="Strong_20_Emphasis"><text:span text:style-name="T81">nvoerbron</text:span></text:span><text:span text:style-name="T81"> </text:span><text:span text:style-name="T82">klik </text:span><text:span text:style-name="T81">op </text:span><text:span text:style-name="Strong_20_Emphasis"><text:span text:style-name="T81">+</text:span></text:span><text:span text:style-name="T81"> </text:span><text:span text:style-name="T85">(plus-teken), </text:span><text:span text:style-name="T97">klik</text:span><text:span text:style-name="T96"> op </text:span><text:span text:style-name="T90">⋮</text:span><text:span text:style-name="T96">,</text:span><text:span text:style-name="T85"> </text:span><text:span text:style-name="T97">klik op </text:span><text:span text:style-name="T91">Overige</text:span><text:span text:style-name="T97">, <text:line-break/>klik op</text:span><text:span text:style-name="T81"> </text:span><text:span text:style-name="Strong_20_Emphasis"><text:span text:style-name="T81">Engels (</text:span></text:span><text:span text:style-name="Strong_20_Emphasis"><text:span text:style-name="T86">GB</text:span></text:span><text:span text:style-name="Strong_20_Emphasis"><text:span text:style-name="T81">)</text:span></text:span><text:span text:style-name="T81">, </text:span><text:span text:style-name="T97">en klik op </text:span><text:span text:style-name="T91">Toevoegen</text:span><text:span text:style-name="T97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7" draw:name="Vorm7" draw:style-name="gr1" draw:text-style-name="P4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8"><text:span text:style-name="T87">Klik op regel </text:span><text:span text:style-name="T88">Engels (GB)</text:span><text:span text:style-name="T83"> </text:span><text:span text:style-name="T87">en klik op </text:span><text:span text:style-name="T89">^</text:span><text:span text:style-name="T87">, zodat </text:span><text:span text:style-name="T88">Engels (GB)</text:span><text:span text:style-name="T87"> </text:span><text:span text:style-name="T83">boven</text:span><text:span text:style-name="T87">aan staat</text:span><text:span text:style-name="T83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8" draw:name="Vorm8" draw:style-name="gr1" draw:text-style-name="P4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T92">Sluit het scherm </text:span><text:span text:style-name="Strong_20_Emphasis"><text:span text:style-name="T92">Regio en taal</text:span></text:span><text:span text:style-name="T92">.</text:span></text:p>
          </table:table-cell>
        </table:table-row>
      </table:table>
      <text:p text:style-name="P6"/>
      <text:p text:style-name="P34"/>
      <text:list xml:id="list102341417069985" text:continue-numbering="true" text:style-name="L1">
        <text:list-item>
          <text:p text:style-name="P40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3" draw:name="Vorm9" draw:style-name="gr1" draw:text-style-name="P44" svg:width="0.35cm" svg:height="0.35cm" draw:control="control4"/></text:span></text:span></text:p>
          </table:table-cell>
          <table:table-cell table:style-name="_34_._5f_Gebruiker_5f_inrichten.A1" office:value-type="string">
            <text:p text:style-name="P32"><text:span text:style-name="Strong_20_Emphasis"><text:span text:style-name="T15">Volg de stappen in </text:span></text:span><text:span text:style-name="Strong_20_Emphasis"><text:span text:style-name="T63">Checklist</text:span></text:span><text:span text:style-name="Strong_20_Emphasis"><text:span text:style-name="T64"> </text:span></text:span><text:span text:style-name="Strong_20_Emphasis"><text:span text:style-name="T63">installatie</text:span></text:span><text:span text:style-name="Strong_20_Emphasis"><text:span text:style-name="T64"> </text:span></text:span><text:span text:style-name="Strong_20_Emphasis"><text:span text:style-name="T65">Debian</text:span></text:span><text:span text:style-name="Strong_20_Emphasis"><text:span text:style-name="T64"> </text:span></text:span><text:span text:style-name="Strong_20_Emphasis"><text:span text:style-name="T63"><text:reference-ref text:reference-format="text" text:ref-name="Versie">11</text:reference-ref></text:span></text:span><text:span text:style-name="Strong_20_Emphasis"><text:span text:style-name="T64"><text:s/></text:span></text:span><text:span text:style-name="Strong_20_Emphasis"><text:span text:style-name="T63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13"><text:span text:style-name="Strong_20_Emphasis"><text:span text:style-name="T62"/></text:span></text:p>
      <text:p text:style-name="P12"/>
      <text:p text:style-name="P15"><text:span text:style-name="T75">Einde c</text:span><text:span text:style-name="T74">hecklist, </text:span><text:span text:style-name="T78">de</text:span><text:span text:style-name="T74"> installatie van </text:span><text:span text:style-name="T74"><text:reference-ref text:reference-format="text" text:ref-name="Distributie">Debian GNU/Linux</text:reference-ref></text:span><text:span text:style-name="Strong_20_Emphasis"><text:span text:style-name="T99"><text:s/></text:span></text:span><text:span text:style-name="T76"><text:reference-ref text:reference-format="text" text:ref-name="Versie">11</text:reference-ref></text:span><text:span text:style-name="T66"><text:s/></text:span><text:span text:style-name="T67">LTS</text:span><text:span text:style-name="T74"> </text:span><text:span text:style-name="T74"><text:reference-ref text:reference-format="text" text:ref-name="Editie">desktop</text:reference-ref></text:span><text:span text:style-name="T74"><text:s/></text:span><text:span text:style-name="T77">op </text:span><text:span text:style-name="T77"><text:reference-ref text:reference-format="text" text:ref-name="Computernaam">pc07</text:reference-ref></text:span><text:span text:style-name="T77"><text:s/></text:span><text:span text:style-name="T74">is voltooid.</text:span></text:p>
      <text:p text:style-name="P14"/>
      <text:p text:style-name="P21"><text:span text:style-name="T32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3" svg:font-family="Ubuntu" style:font-adornments="Cursief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3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07</text:file-name><text:tab/><text:date style:data-style-name="N36" text:date-value="2022-02-27T10:23:40.672582159">27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0:23:40.591857472</dc:date>
    <meta:printed-by>Karel Zimmer</meta:printed-by>
    <meta:print-date>2012-07-13T13:55:28</meta:print-date>
    <meta:keyword>Installatie</meta:keyword>
    <meta:keyword>Checklist</meta:keyword>
    <meta:keyword>Linux</meta:keyword>
    <meta:editing-cycles>3101</meta:editing-cycles>
    <meta:editing-duration>P7DT12H6M39S</meta:editing-duration>
    <dc:creator>Karel Zimmer</dc:creator>
    <meta:document-statistic meta:table-count="4" meta:image-count="0" meta:object-count="0" meta:page-count="1" meta:paragraph-count="35" meta:word-count="222" meta:character-count="1481" meta:non-whitespace-character-count="1273"/>
    <meta:user-defined meta:name="Info 1"/>
    <meta:user-defined meta:name="Info 2"/>
    <meta:user-defined meta:name="Info 3"/>
    <meta:user-defined meta:name="Info 4"/>
  </office:meta>
</office:document-meta>
</file>